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1.9354in" table:align="left"/>
    </style:style>
    <style:style style:name="Table2.A" style:family="table-column">
      <style:table-column-properties style:column-width="1.9347in"/>
    </style:style>
    <style:style style:name="Table2.B" style:family="table-column">
      <style:table-column-properties style:column-width="2.5403in"/>
    </style:style>
    <style:style style:name="Table2.C" style:family="table-column">
      <style:table-column-properties style:column-width="3.0417in"/>
    </style:style>
    <style:style style:name="Table2.D" style:family="table-column">
      <style:table-column-properties style:column-width="2.3514in"/>
    </style:style>
    <style:style style:name="Table2.E" style:family="table-column">
      <style:table-column-properties style:column-width="2.0674in"/>
    </style:style>
    <style:style style:name="Table2.A1" style:family="table-cell">
      <style:table-cell-properties style:vertical-align="middle" fo:padding="0.0597in" fo:border="none"/>
    </style:style>
    <style:style style:name="P1" style:family="paragraph" style:parent-style-name="Text_20_body">
      <style:text-properties officeooo:paragraph-rsid="00718311"/>
    </style:style>
    <style:style style:name="P2" style:family="paragraph" style:parent-style-name="Text_20_body">
      <style:text-properties fo:font-weight="bold" officeooo:rsid="0074dec8" officeooo:paragraph-rsid="0074dec8" style:font-weight-asian="bold" style:font-weight-complex="bold"/>
    </style:style>
    <style:style style:name="P3" style:family="paragraph" style:parent-style-name="Text_20_body">
      <style:text-properties fo:font-weight="bold" officeooo:paragraph-rsid="0078a54a"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officeooo:rsid="0074dec8" officeooo:paragraph-rsid="0074dec8" style:font-weight-asian="normal" style:font-weight-complex="normal"/>
    </style:style>
    <style:style style:name="P6" style:family="paragraph" style:parent-style-name="Text_20_body">
      <style:text-properties fo:font-weight="normal" officeooo:rsid="0074dec8" officeooo:paragraph-rsid="008e1c90" style:font-weight-asian="normal" style:font-weight-complex="normal"/>
    </style:style>
    <style:style style:name="P7" style:family="paragraph" style:parent-style-name="Text_20_body">
      <style:text-properties officeooo:paragraph-rsid="0074dec8"/>
    </style:style>
    <style:style style:name="P8" style:family="paragraph" style:parent-style-name="Heading_20_3">
      <style:text-properties officeooo:rsid="0010d334" officeooo:paragraph-rsid="00718311"/>
    </style:style>
    <style:style style:name="P9" style:family="paragraph" style:parent-style-name="Heading_20_3">
      <style:text-properties officeooo:rsid="00718311" officeooo:paragraph-rsid="00718311"/>
    </style:style>
    <style:style style:name="P10" style:family="paragraph" style:parent-style-name="Text_20_body" style:list-style-name="L1">
      <style:text-properties officeooo:paragraph-rsid="00718311"/>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text-properties fo:font-size="14pt" officeooo:rsid="0078a54a" officeooo:paragraph-rsid="0078a54a" style:font-size-asian="14pt" style:font-size-complex="14pt"/>
    </style:style>
    <style:style style:name="P20" style:family="paragraph" style:parent-style-name="Text_20_body">
      <style:text-properties fo:color="#c9211e" loext:opacity="100%" fo:font-weight="bold" officeooo:rsid="0074dec8" officeooo:paragraph-rsid="0074dec8" style:font-weight-asian="bold" style:font-weight-complex="bold"/>
    </style:style>
    <style:style style:name="P21" style:family="paragraph" style:parent-style-name="Text_20_body">
      <style:text-properties fo:font-weight="bold" officeooo:rsid="0074dec8" officeooo:paragraph-rsid="0074dec8" style:font-weight-asian="bold" style:font-weight-complex="bold"/>
    </style:style>
    <style:style style:name="P22" style:family="paragraph" style:parent-style-name="Text_20_body" style:list-style-name="L1">
      <style:paragraph-properties fo:margin-top="0in" fo:margin-bottom="0in" style:contextual-spacing="false"/>
      <style:text-properties officeooo:paragraph-rsid="00718311"/>
    </style:style>
    <style:style style:name="P23" style:family="paragraph" style:parent-style-name="Text_20_body" style:list-style-name="L5">
      <style:paragraph-properties fo:margin-top="0in" fo:margin-bottom="0in" style:contextual-spacing="false"/>
    </style:style>
    <style:style style:name="P24" style:family="paragraph" style:parent-style-name="Text_20_body" style:list-style-name="L5">
      <style:paragraph-properties fo:margin-left="0.3882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bold" officeooo:rsid="0074dec8" style:font-weight-asian="bold" style:font-weight-complex="bold"/>
    </style:style>
    <style:style style:name="T3" style:family="text">
      <style:text-properties style:text-position="33% 80%"/>
    </style:style>
    <style:style style:name="T4" style:family="text">
      <style:text-properties fo:font-size="14pt" officeooo:rsid="0078a54a" style:font-size-asian="14pt" style:font-size-complex="14pt"/>
    </style:style>
    <style:style style:name="T5" style:family="text">
      <style:text-properties fo:color="#158466" loext:opacity="100%"/>
    </style:style>
    <style:style style:name="T6" style:family="text">
      <style:text-properties fo:color="#158466" loext:opacity="100%" fo:font-size="14pt" officeooo:rsid="0078a54a" style:font-size-asian="14pt" style:font-size-complex="14pt"/>
    </style:style>
    <style:style style:name="T7" style:family="text">
      <style:text-properties fo:color="#158466" loext:opacity="100%" fo:font-style="italic" style:font-style-asian="italic" style:font-style-complex="italic"/>
    </style:style>
    <style:style style:name="T8" style:family="text">
      <style:text-properties fo:color="#158466" loext:opacity="100%" fo:font-style="italic" fo:font-weight="bold" style:font-style-asian="italic" style:font-weight-asian="bold" style:font-style-complex="italic" style:font-weight-complex="bold"/>
    </style:style>
    <style:style style:name="T9" style:family="text">
      <style:text-properties fo:color="#158466" loext:opacity="100%" fo:font-style="italic" fo:font-weight="bold" officeooo:rsid="0074dec8" style:font-style-asian="italic" style:font-weight-asian="bold" style:font-style-complex="italic" style:font-weight-complex="bold"/>
    </style:style>
    <style:style style:name="T10" style:family="text">
      <style:text-properties fo:color="#158466" loext:opacity="100%" fo:font-weight="bold" style:font-weight-asian="bold" style:font-weight-complex="bold"/>
    </style:style>
    <style:style style:name="T11" style:family="text">
      <style:text-properties fo:color="#158466" loext:opacity="100%" fo:font-weight="bold" officeooo:rsid="0074dec8" style:font-weight-asian="bold" style:font-weight-complex="bold"/>
    </style:style>
    <style:style style:name="T12" style:family="text">
      <style:text-properties fo:color="#c9211e" loext:opacity="100%"/>
    </style:style>
    <style:style style:name="T13" style:family="text">
      <style:text-properties fo:color="#c9211e" loext:opacity="100%" fo:font-size="14pt" officeooo:rsid="0078a54a" style:font-size-asian="14pt" style:font-size-complex="14pt"/>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74dec8" style:font-weight-asian="bold" style:font-weight-complex="bold"/>
    </style:style>
    <style:style style:name="T16" style:family="text">
      <style:text-properties fo:color="#800080" loext:opacity="100%" fo:font-size="14pt" officeooo:rsid="0078a54a" style:font-size-asian="14pt" style:font-size-complex="14pt"/>
    </style:style>
    <style:style style:name="T17" style:family="text">
      <style:text-properties fo:color="#e8a202" loext:opacity="100%"/>
    </style:style>
    <style:style style:name="T18" style:family="text">
      <style:text-properties fo:color="#e8a202" loext:opacity="100%" fo:font-weight="bold" style:font-weight-asian="bold" style:font-weight-complex="bold"/>
    </style:style>
    <style:style style:name="T19" style:family="text">
      <style:text-properties fo:color="#e8a202" loext:opacity="100%" fo:font-weight="bold" officeooo:rsid="0074dec8" style:font-weight-asian="bold" style:font-weight-complex="bold"/>
    </style:style>
    <style:style style:name="T20" style:family="text">
      <style:text-properties fo:color="#e8a202" loext:opacity="100%" fo:font-style="italic" fo:font-weight="bold" style:font-style-asian="italic" style:font-weight-asian="bold" style:font-style-complex="italic" style:font-weight-complex="bold"/>
    </style:style>
    <style:style style:name="T21" style:family="text">
      <style:text-properties fo:color="#f8ad03" loext:opacity="100%" fo:font-size="14pt" officeooo:rsid="0078a54a" style:font-size-asian="14pt" style:font-size-complex="14pt"/>
    </style:style>
    <style:style style:name="T22" style:family="text">
      <style:text-properties fo:color="#0645ad" loext:opacity="100%"/>
    </style:style>
    <style:style style:name="T23" style:family="text">
      <style:text-properties fo:color="#0645ad" loext:opacity="100%" fo:font-size="14pt" officeooo:rsid="0078a54a" style:font-size-asian="14pt" style:font-size-complex="14pt"/>
    </style:style>
    <style:style style:name="T24" style:family="text">
      <style:text-properties fo:color="#0645ad" loext:opacity="100%" fo:font-weight="bold" style:font-weight-asian="bold" style:font-weight-complex="bold"/>
    </style:style>
    <style:style style:name="T25" style:family="text">
      <style:text-properties fo:color="#0645ad" loext:opacity="100%" fo:font-weight="bold" officeooo:rsid="0074dec8" style:font-weight-asian="bold" style:font-weight-complex="bold"/>
    </style:style>
    <style:style style:name="T26" style:family="text">
      <style:text-properties fo:color="#780373" loext:opacity="100%"/>
    </style:style>
    <style:style style:name="T27" style:family="text">
      <style:text-properties fo:color="#780373" loext:opacity="100%" fo:font-weight="bold" style:font-weight-asian="bold" style:font-weight-complex="bold"/>
    </style:style>
    <style:style style:name="T28" style:family="text">
      <style:text-properties fo:color="#780373" loext:opacity="100%" fo:font-weight="bold" officeooo:rsid="0074dec8"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itations</text:h>
      <text:h text:style-name="P8" text:outline-level="3">When do we use Citations?</text:h>
      <text:p text:style-name="P1">Citations aren’t just for professional client reports! When we care about our work having permanent value, we cite our sources:</text:p>
      <text:list xml:id="list616515873" text:style-name="L1">
        <text:list-item>
          <text:p text:style-name="P22">in our working notes (always!) </text:p>
        </text:list-item>
        <text:list-item>
          <text:p text:style-name="P22">in written work such as a report, a biographical sketch, a family history </text:p>
        </text:list-item>
        <text:list-item>
          <text:p text:style-name="P22">on the face of image copies of records (for example, photocopies, printed scans, electronic copies) </text:p>
        </text:list-item>
        <text:list-item>
          <text:p text:style-name="P10">in our genealogy software (for example, Reunion, Legacy Family Tree, Heredis, RootsMagic) </text:p>
        </text:list-item>
      </text:list>
      <text:h text:style-name="P9" text:outline-level="3">Citations</text:h>
      <text:p text:style-name="Text_20_body">In-depth instruction in citation composition is beyond the scope of this course. However, we will look at the basic elements of well-composed citations and provide models for some of the most common types of sources used in genealogical research. We'll focus specifically on footnote-style citations rather than bibliography-style citations, because it is the citation format we use most often for written work such as reports, charts, and biographical sketches. You’ll see models of bibliography-style citations in the various lists of additional resources provided at the end of each week’s course content.</text:p>
      <text:p text:style-name="Text_20_body">So what does a "complete and accurate citation to the source" look like? You've probably read non-fiction books and journals that have footnotes at the bottom of a page or at the back of the book (where they're called "endnotes" rather than "footnotes"). Sometimes footnotes give the reader a little more information pertinent to something mentioned in the narrative text on the page. Other times the footnotes refer the reader to another publication or oral source from which the author drew her information. This reference in the footnote is a "citation to a source." For example:</text:p>
      <text:list xml:id="list3253340440" text:style-name="L2">
        <text:list-item>
          <text:p text:style-name="P11">Jack D. Forbes, <text:span text:style-name="Emphasis">Apache, Navaho, and Spaniard</text:span>, 2nd ed. (Norman: University of Oklahoma Press, 1994), 25.</text:p>
        </text:list-item>
        <text:list-item>
          <text:p text:style-name="P11">Melissa A. Johnson, “Mothers for Sophie (Kanetski) Howe of Scranton, Pennsylvania,” <text:span text:style-name="Emphasis">National Genealogical Society Quarterly </text:span>103 (June 2015): 105-13.</text:p>
        </text:list-item>
        <text:list-item>
          <text:p text:style-name="P11">Lackawanna Co., Pa., Marriage Licenses, no. 223, Howe-Kanetski, 1927; Orphans Court, Scranton.</text:p>
        </text:list-item>
      </text:list>
      <text:p text:style-name="Text_20_body">The pattern for writing a footnote citation for a print publication such as a book is straightforward:</text:p>
      <text:list xml:id="list2662187633" text:style-name="L3">
        <text:list-item>
          <text:p text:style-name="P12">[author/creator], [<text:span text:style-name="Emphasis">title in italics</text:span>], [(publication information in parentheses)], [page number(s)].</text:p>
        </text:list-item>
      </text:list>
      <text:p text:style-name="Text_20_body">But as you know, in genealogical research we work with a great variety of unpublished sources: documents, photographs, public records of many sorts, church registers, newspaper articles, personal letters and emails, diaries, even an uncle’s family stories at last year's Thanksgiving dinner. As varied as those categories are, we can adapt the pattern noted above for many other types of sources. Most of these unpublished sources are unique and found in only one place, and so for them we must add one more important element to a citation: we need to record where we found that source. We'll call that place a "repository," whether that place is a state archives or a few storage boxes of family papers kept under our guest-room bed. We can adapt the pattern above, omitting the publication information (because the source is not published) and instead adding the repository information at the end of the citation:</text:p>
      <text:list xml:id="list384263084" text:style-name="L4">
        <text:list-item>
          <text:p text:style-name="P13">[creator of source, if known], [name of source], [specific item, person, or entry], [further info if needed to find the specific record or file]; [repository name, city, state].</text:p>
        </text:list-item>
      </text:list>
      <text:p text:style-name="Text_20_body">Those two patterns might still look a little complicated, and not at all similar enough to each other to see their common underlying pattern. Standard 5 distills the underlying pattern down to five questions:</text:p>
      <text:h text:style-name="Heading_20_3" text:outline-level="3">Who? What? When? Where [is]? Wherein?</text:h>
      <text:p text:style-name="Text_20_body">The answers to these five questions become the framework of a citation—and often, they’re enough for the complete citation. Let’s look at the two examples above; we’ll need to allow for a little variation in the order of the last two or three items in the patter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352976845040">
          <table:table-cell table:style-name="Table2.A1" office:value-type="string">
            <text:p text:style-name="Table_20_Heading"><text:span text:style-name="Strong_20_Emphasis">[author/creator]</text:span></text:p>
          </table:table-cell>
          <table:table-cell table:style-name="Table2.A1" office:value-type="string">
            <text:p text:style-name="Table_20_Heading"><text:span text:style-name="Strong_20_Emphasis">[</text:span><text:span text:style-name="Strong_20_Emphasis"><text:span text:style-name="Emphasis">title in italics</text:span></text:span><text:span text:style-name="Strong_20_Emphasis">]</text:span></text:p>
          </table:table-cell>
          <table:table-cell table:style-name="Table2.A1" office:value-type="string">
            <text:p text:style-name="Table_20_Heading"><text:span text:style-name="Strong_20_Emphasis">[year of publication]</text:span></text:p>
          </table:table-cell>
          <table:table-cell table:style-name="Table2.A1" office:value-type="string">
            <text:p text:style-name="Table_20_Heading"><text:span text:style-name="Strong_20_Emphasis">[city and publishing company]</text:span></text:p>
          </table:table-cell>
          <table:table-cell table:style-name="Table2.A1" office:value-type="string">
            <text:p text:style-name="Table_20_Heading"><text:span text:style-name="Strong_20_Emphasis">[page number(s)]</text:span></text:p>
          </table:table-cell>
        </table:table-row>
        <table:table-row table:style-name="TableLine94352977446928">
          <table:table-cell table:style-name="Table2.A1" office:value-type="string">
            <text:p text:style-name="Table_20_Contents">Jack D. Forbes</text:p>
          </table:table-cell>
          <table:table-cell table:style-name="Table2.A1" office:value-type="string">
            <text:p text:style-name="Table_20_Contents"><text:span text:style-name="Emphasis">Apache, Navaho, and Spaniard</text:span>, 2nd edition</text:p>
          </table:table-cell>
          <table:table-cell table:style-name="Table2.A1" office:value-type="string">
            <text:p text:style-name="Table_20_Contents">1994</text:p>
          </table:table-cell>
          <table:table-cell table:style-name="Table2.A1" office:value-type="string">
            <text:p text:style-name="Table_20_Contents">Norman, OK: Univ. of Oklahoma Press</text:p>
          </table:table-cell>
          <table:table-cell table:style-name="Table2.A1" office:value-type="string">
            <text:p text:style-name="Table_20_Contents">25</text:p>
          </table:table-cell>
        </table:table-row>
        <table:table-row table:style-name="TableLine94352977447808">
          <table:table-cell table:style-name="Table2.A1" office:value-type="string">
            <text:p text:style-name="Table_20_Contents"><text:span text:style-name="Strong_20_Emphasis">[creator of source, if known]</text:span></text:p>
          </table:table-cell>
          <table:table-cell table:style-name="Table2.A1" office:value-type="string">
            <text:p text:style-name="Table_20_Contents"><text:span text:style-name="Strong_20_Emphasis">[name of source]</text:span></text:p>
          </table:table-cell>
          <table:table-cell table:style-name="Table2.A1" office:value-type="string">
            <text:p text:style-name="Table_20_Contents"><text:span text:style-name="Strong_20_Emphasis">[date of record—e.g., of event, signing, or filing]</text:span></text:p>
          </table:table-cell>
          <table:table-cell table:style-name="Table2.A1" office:value-type="string">
            <text:p text:style-name="Table_20_Contents"><text:span text:style-name="Strong_20_Emphasis">[repository name, city, state]</text:span></text:p>
          </table:table-cell>
          <table:table-cell table:style-name="Table2.A1" office:value-type="string">
            <text:p text:style-name="Table_20_Contents"><text:span text:style-name="Strong_20_Emphasis">[specific item, person, or entry]</text:span></text:p>
          </table:table-cell>
        </table:table-row>
        <table:table-row table:style-name="TableLine94352977448800">
          <table:table-cell table:style-name="Table2.A1" office:value-type="string">
            <text:p text:style-name="Table_20_Contents">Lackawanna Co., Pa.</text:p>
          </table:table-cell>
          <table:table-cell table:style-name="Table2.A1" office:value-type="string">
            <text:p text:style-name="Table_20_Contents">Marriage Licenses</text:p>
          </table:table-cell>
          <table:table-cell table:style-name="Table2.A1" office:value-type="string">
            <text:p text:style-name="Table_20_Contents">1927</text:p>
          </table:table-cell>
          <table:table-cell table:style-name="Table2.A1" office:value-type="string">
            <text:p text:style-name="Table_20_Contents">Orphans Court, Scranton</text:p>
          </table:table-cell>
          <table:table-cell table:style-name="Table2.A1" office:value-type="string">
            <text:p text:style-name="Table_20_Contents">no. 223, Howe-Kanetski</text:p>
          </table:table-cell>
        </table:table-row>
      </table:table>
      <text:p text:style-name="Text_20_body"/>
      <text:p text:style-name="Text_20_body">Note that the “Who?” component is the creator of the source, not the person of interest (unless of course the person of interest is also the creator!). </text:p>
      <text:h text:style-name="Heading_20_3" text:outline-level="3">Some citation conventions</text:h>
      <text:p text:style-name="Text_20_body">Besides answering five specific questions in a mostly standardized order, we use certain conventions to aid in communicating information about a source:</text:p>
      <text:list xml:id="list3874425308" text:style-name="L5">
        <text:list-item>
          <text:p text:style-name="P14">You read in Module 1, “Rules shape expectations. … If standards are not followed, results are haphazard.” Here are a few standards that aid in communicating important information about your source to your reader and also add professional polish to your citations:<text:span text:style-name="T3">1</text:span></text:p>
        </text:list-item>
        <text:list-item>
          <text:p text:style-name="P14">An author’s name is written in the order FirstName LastName; see above examples.</text:p>
        </text:list-item>
        <text:list-item>
          <text:p text:style-name="P14">The title of a publication should be in italics; see the book title in the first example above, and journal title in the second. Websites are also publications, so their titles should also be in italics when you cite them.</text:p>
        </text:list-item>
        <text:list-item>
          <text:p text:style-name="P14">The titles of parts of publications should be in quotation marks: a chapter of a book, an article in a journal or newspaper, a collection or page within a website:</text:p>
          <text:list>
            <text:list-item>
              <text:p text:style-name="P23">“From Slavery to Society: The Jerry Moore Family of Virginia and Pennsylvania,” <text:span text:style-name="Emphasis">National Genealogical Society Quarterly</text:span> </text:p>
            </text:list-item>
            <text:list-item>
              <text:p text:style-name="P23">“Senator Hughes of New Jersey Death,” <text:span text:style-name="Emphasis">Hickory Daily Record</text:span> </text:p>
            </text:list-item>
            <text:list-item>
              <text:p text:style-name="P14">“Copyright and the Newspaper Article,” <text:span text:style-name="Emphasis">The Legal Genealogist</text:span></text:p>
            </text:list-item>
          </text:list>
        </text:list-item>
        <text:list-item>
          <text:p text:style-name="P14">We never use both italics and quotation marks on the same title (for example, “<text:span text:style-name="Emphasis">Searching for Your Ancestors</text:span>”); this would send mixed messages about the source!</text:p>
        </text:list-item>
        <text:list-item>
          <text:p text:style-name="P14">The titles of <text:span text:style-name="Emphasis">un</text:span>published sources are <text:span text:style-name="Emphasis">not</text:span> put in italics (because italics mean <text:span text:style-name="Emphasis">this is published</text:span> in a citation).</text:p>
        </text:list-item>
        <text:list-item>
          <text:p text:style-name="P14">Cite what you see. The marriage record cited below spells the bride’s last name as “Foit”; we leave it that way in the citation even when we know that the family spelled it “Voith.” A brief sentence of explanation can be added after the citation if the difference would otherwise be confusing to the reader. Likewise, if the indexer of an online collection misread a name or other crucial piece of information, we cite what <text:span text:style-name="Emphasis">we</text:span> see on the record itself, and add a sentence explaining how it is indexed. See the example below where the census record image reads John “Holwat” but the index at <text:span text:style-name="Emphasis">Ancestry</text:span> says “Holvest.”</text:p>
          <text:p text:style-name="P24">1920 US census, McDowell County, West Virginia, population schedule, Adkin Magisterial District, ED 44, sheet 20A, dwelling 382, family 399, John Holwat; National Archives microfilm publication T625, roll 1959. Indexed at <text:span text:style-name="Emphasis">Ancestry</text:span> as "Holvest” and “Holwet.”</text:p>
        </text:list-item>
        <text:list-item>
          <text:p text:style-name="P14">Every citation ends with a period, just as every sentence does.</text:p>
        </text:list-item>
        <text:list-item>
          <text:p text:style-name="P14">Publication information is placed in parentheses, in this order: (City, State: Name of Publishing Company, year of publication)</text:p>
        </text:list-item>
        <text:list-item>
          <text:p text:style-name="P14">The repository where an unpublished source resides is the last part of the citation, and it is set off from the rest of the citation by a semi-colon; the order is: Name of Repository, City, State.</text:p>
        </text:list-item>
      </text:list>
      <text:h text:style-name="Heading_20_3" text:outline-level="3" text:is-list-header="true">Citing sources viewed online</text:h>
      <text:p text:style-name="Text_20_body">Citing a record that we have viewed online can be a little more complicated. Here’s the citation for a marriage record that you might see in a county office:</text:p>
      <text:list xml:id="list3551186701" text:style-name="L6">
        <text:list-item>
          <text:p text:style-name="P15">Crawford County, Ohio, Marriage Record [Volume] No. 5 1854-1860, p. 36, Henige-Foit; Crawford County Probate Court, Bucyrus, Ohio.</text:p>
        </text:list-item>
      </text:list>
      <text:p text:style-name="Text_20_body">This citation is saying that source is a volume of marriage records created by Crawford County in Ohio, and the entry of interest (marriage of Henige and Foit) is on page 36 of that volume. How do we know what title to give that particular volume? In this case, we took it from the spine of the book itself: Marriage Record No. 5 1854-1860. To add clarity, I added the word “volume” but put it in square brackets to indicate that that word doesn’t actually appear in the title.</text:p>
      <text:p text:style-name="Text_20_body">There are a variety of options for indicating that you viewed the record online, some more detailed than others. Generally, you’d omit the physical repository (that county probate office and the town it’s in) and replace it with the online info. Here’s the simplest option:</text:p>
      <text:list xml:id="list3414778851" text:style-name="L7">
        <text:list-item>
          <text:p text:style-name="P16">Crawford County, Ohio, Marriage Record [Volume] No. 5 1854–1860, p. 36, Henige-Foit; viewed at <text:span text:style-name="Emphasis">FamilySearch </text:span>(<text:a xlink:type="simple" xlink:href="https://familysearch.org/" text:style-name="Internet_20_link" text:visited-style-name="Visited_20_Internet_20_Link">https://familysearch.org</text:a> : viewed on 31 March 2014), image 101.</text:p>
        </text:list-item>
      </text:list>
      <text:p text:style-name="Text_20_body">The small drawback to that option is that “image 101” doesn’t point your reader (or remind you) in which specific collection it is image 101. We can add the collection name to make it clearer:</text:p>
      <text:list xml:id="list2568862083" text:style-name="L8">
        <text:list-item>
          <text:p text:style-name="P17">Crawford County, Ohio, Marriage Record [Volume] No. 5 1854-1860, p. 36, Henige-Foit; viewed at “Ohio, County Marriages, 1789-1994,” <text:span text:style-name="Emphasis">FamilySearch </text:span>(<text:a xlink:type="simple" xlink:href="https://familysearch.org/" text:style-name="Internet_20_link" text:visited-style-name="Visited_20_Internet_20_Link">https://familysearch.org</text:a> : viewed on 31 March 2014), image 101.</text:p>
        </text:list-item>
      </text:list>
      <text:p text:style-name="Text_20_body">Notice that the description of the actual record and the online information are separate groupings—we even use a semi-colon to mark the division. The <text:span text:style-name="Emphasis">page number</text:span> stays with the information about the volume of marriage records; the <text:span text:style-name="Emphasis">image number</text:span> stays with the online information.</text:p>
      <text:p text:style-name="Text_20_body">If we want to be very precise about the online location, we can describe even more specifically where in that collection of Ohio County marriages that image is, adding in the title of the sub-collection along with that image number. There are a few different acceptable ways to do that; here’s one of them:</text:p>
      <text:list xml:id="list256093291" text:style-name="L9">
        <text:list-item>
          <text:p text:style-name="P18">Crawford County, Ohio, Marriage Record [Volume] No. 5 1854-1860, p. 36, Henige-Foit; viewed at “Ohio, County Marriages, 1789-1994,” <text:span text:style-name="Emphasis">FamilySearch </text:span>(<text:a xlink:type="simple" xlink:href="https://familysearch.org/" office:target-frame-name="_blank" xlink:show="new" text:style-name="Internet_20_link" text:visited-style-name="Visited_20_Internet_20_Link">https://familysearch.org</text:a> : viewed on 31 March 2014), Crawford marriage records 1854-1860 vol. 5, image 101.</text:p>
        </text:list-item>
      </text:list>
      <text:p text:style-name="Text_20_body">There are a lot of ongoing conversations in the field of genealogy about how to cite sources viewed online, and a lot of opinions (for example, is the “viewed on” date really needed?), so you will inevitably see some variation in styles among professional genealogists and among genealogical publications. Bottom line: communicate clearly what exactly the source is and where it can be seen.</text:p>
      <text:h text:style-name="Heading_20_2" text:outline-level="2">Citation Examples</text:h>
      <text:p text:style-name="P19"/>
      <text:p text:style-name="P3"><text:span text:style-name="T13">Who? </text:span><text:span text:style-name="T6">What? </text:span><text:span text:style-name="T16">When?</text:span><text:span text:style-name="T4"> </text:span><text:span text:style-name="T21">Where [is]?</text:span><text:span text:style-name="T4"> </text:span><text:span text:style-name="T23">Wherein?</text:span></text:p>
      <text:h text:style-name="Heading_20_3" text:outline-level="3">Published Sources</text:h>
      <text:p text:style-name="P20"/>
      <text:p text:style-name="P7"><text:span text:style-name="T15">William F. Hoffman</text:span><text:span text:style-name="T2">, </text:span><text:span text:style-name="T9">Polish Surnames: Origins and Meanings</text:span><text:span text:style-name="T11">, 2nd ed.</text:span><text:span text:style-name="T2"> (</text:span><text:span text:style-name="T19">Chicago: Polish Genealogical Society of America</text:span><text:span text:style-name="T2">, </text:span><text:span text:style-name="T28">1997</text:span><text:span text:style-name="T2">), </text:span><text:span text:style-name="T25">10</text:span><text:span text:style-name="T2">.</text:span></text:p>
      <text:p text:style-name="P5"><text:span text:style-name="T10">Obituary of Sophie Howe, </text:span><text:span text:style-name="T8">Scranton Times</text:span><text:span text:style-name="T1">, </text:span><text:span text:style-name="T18">Scranton, Pa.</text:span><text:span text:style-name="T1">, </text:span><text:span text:style-name="T27">18 February 1985</text:span><text:span text:style-name="T1">, </text:span><text:span text:style-name="T24">page 4, col. 3</text:span>. As with so many newspaper articles, there is no named author, so the “Who?” component is absent.</text:p>
      <text:p text:style-name="P5"><text:span text:style-name="T8">Insurance Maps of Scranton Including the Borough of Dunmore, Pennsylvania</text:span><text:span text:style-name="T10">, 3 vols</text:span><text:span text:style-name="T1">. (</text:span><text:span text:style-name="T18">New York: Sanborn Company</text:span><text:span text:style-name="T1">, </text:span><text:span text:style-name="T27">1920</text:span><text:span text:style-name="T1">), </text:span><text:span text:style-name="T24">2:185 and 187</text:span><text:span text:style-name="T1">; </text:span><text:span text:style-name="T10">digital images, </text:span><text:span text:style-name="T8">Pennsylvania State University Libraries Digital Map Drawer</text:span><text:span text:style-name="T1"> (</text:span><text:span text:style-name="T18">http://collection1.libraries.psu.edu/cdm/compoundobject/collection/maps1/id/24691/rec/6 </text:span><text:span text:style-name="T1">: </text:span><text:span text:style-name="T27">accessed 27 May 2015</text:span><text:span text:style-name="T1">)</text:span>. Notice that the website is a publication, so its title is in italics. The creator of the website is implied in its title (Pennsylvania State University) and so is not repeated.</text:p>
      <text:p text:style-name="P2"><text:span text:style-name="T12">Judy G. Russell</text:span>, <text:span text:style-name="T5">“The Beer Bust and the Surety Bond,”</text:span> <text:span text:style-name="T26">28 February 2012</text:span>, <text:span text:style-name="T7">The Legal Genealogist, blog</text:span> (<text:span text:style-name="T17">http://www.legalgenealogist.com/2012/02/28/the-beer-bust-and-the-surety-bond/ </text:span>: <text:span text:style-name="T26">5 February 2018</text:span>).</text:p>
      <text:h text:style-name="Heading_20_3" text:outline-level="3">Unpublished Sources</text:h>
      <text:p text:style-name="P4"/>
      <text:p text:style-name="P6"><text:span text:style-name="T14">Pennsylvania Department of Health</text:span><text:span text:style-name="T1">, </text:span><text:span text:style-name="T10">death certificate no. 015092</text:span><text:span text:style-name="T1"> </text:span><text:span text:style-name="T27">(1985)</text:span><text:span text:style-name="T1">, </text:span><text:span text:style-name="T10">Sophie Howe</text:span><text:span text:style-name="T1">; </text:span><text:span text:style-name="T18">Pa. Dept. of Health, New Castle</text:span><text:span text:style-name="T1">.</text:span> Note that this is a state record and a certificate; compare its citation to that of the Crawford County marriage record in a bound volume, earlier on this page. Notice too that with this one-page source there is no need for a “Wherein?” component.</text:p>
      <text:p text:style-name="P5"><text:span text:style-name="T14">Pennsylvania Department of Health</text:span><text:span text:style-name="T1">, </text:span><text:span text:style-name="T10">Certificate of Death no. 75729</text:span><text:span text:style-name="T1"> </text:span><text:span text:style-name="T27">(1960)</text:span><text:span text:style-name="T1">, </text:span><text:span text:style-name="T10">Zofia (Koniecki) Kanetski</text:span><text:span text:style-name="T1">; </text:span><text:span text:style-name="T18">Pennsylvania State Archives, Harrisburg</text:span><text:span text:style-name="T1">.</text:span> Note that the citation for this record reflects that death certs through 1963 are held at the state archives, unlike the more recent one immediately above, held at the state Department of Health.</text:p>
      <text:p text:style-name="P2"><text:span text:style-name="T12">Aroostook County, Maine</text:span>, <text:span text:style-name="T5">Record of Deeds 8</text:span>: <text:span text:style-name="T22">7-8, Henry Cormier to Antoine Ouellette,</text:span> <text:span text:style-name="T26">17 August 1871</text:span>; <text:span text:style-name="T17">Northern Registry of Deeds,Fort Kent, Maine.</text:span></text:p>
      <text:p text:style-name="P5"><text:span text:style-name="T14">Lackawanna Co., Pa.</text:span><text:span text:style-name="T1">, </text:span><text:span text:style-name="T10">Deed Book 272</text:span><text:span text:style-name="T1">: </text:span><text:span text:style-name="T24">549, James et al. to Konasky</text:span><text:span text:style-name="T1">, </text:span><text:span text:style-name="T27">15 April 1916</text:span><text:span text:style-name="T1">;</text:span> digital image,<text:span text:style-name="T17"> </text:span><text:span text:style-name="T18">Info Quick Solutions, </text:span><text:span text:style-name="T20">Lackawanna County, PA </text:span><text:span text:style-name="T18">(www.searchiqs.com/palac</text:span><text:span text:style-name="T1"> : accessed </text:span><text:span text:style-name="T27">27 May 2015</text:span><text:span text:style-name="T1">)</text:span>. The components of the second layer (the online information) can be looked at either separately or as the whole “Where [is]?” component.</text:p>
      <text:p text:style-name="P5"><text:span text:style-name="T14">Lackawanna Co., Pa.</text:span><text:span text:style-name="T1">, </text:span><text:span text:style-name="T10">estate file no. 243, Sophie Howe</text:span><text:span text:style-name="T1"> </text:span><text:span text:style-name="T27">(1985)</text:span><text:span text:style-name="T1">, </text:span><text:span text:style-name="T24">will of Sophie Howe</text:span><text:span text:style-name="T1">, </text:span><text:span text:style-name="T27">20 September 1982</text:span><text:span text:style-name="T1">; </text:span><text:span text:style-name="T18">County Register of Wills, Scranton</text:span><text:span text:style-name="T1">.</text:span></text:p>
      <text:p text:style-name="P5"><text:span text:style-name="T14">Sophie (Golembiewski) Jimcosky (123 Fictitious St., Anytown, State)</text:span><text:span text:style-name="T1">, </text:span><text:span text:style-name="T10">interview by Melissa A. Johnson</text:span><text:span text:style-name="T1">, </text:span><text:span text:style-name="T27">May 2013</text:span><text:span text:style-name="T1">; </text:span><text:span text:style-name="T18">transcript in Johnson’s files, P.O. Box 4312, Middletown, NJ</text:span>. Sophie is the daughter of Lenore (Kujawski) Golembiewski; her knowledge about Anna Stasevich was second-hand from overheard conversations among her mother, aunt Stella Grevera, and grandparents.</text:p>
      <text:p text:style-name="P5"><text:span text:style-name="T14">Stanley Grevera (fakeaddress@fakeprovider.com)</text:span><text:span text:style-name="T1">, </text:span><text:span text:style-name="T10">email to Melissa A. Johnson</text:span><text:span text:style-name="T1">, </text:span><text:span text:style-name="T27">10 December 2013</text:span><text:span text:style-name="T1">, </text:span><text:span text:style-name="T10">“Kujawski family,”</text:span><text:span text:style-name="T1"> </text:span><text:span text:style-name="T18">Genealogy Correspondence Folder; Johnson’s electronic files, P.O. box 4312, Middletown, NJ</text:span><text:span text:style-name="T1">.</text:span> Stanley’s information came from his mother Stella.</text:p>
      <text:p text:style-name="P2"><text:span text:style-name="T12">Anna Mary Stasiewicz</text:span> <text:span text:style-name="T5">petition for naturalization </text:span><text:span text:style-name="T26">(1944)</text:span>, <text:span text:style-name="T22">naturalization file no. 207052, Eastern District of Michigan; Records of the District Courts of the United States, Record Group 21</text:span>; <text:span text:style-name="T17">National Archives, Chicago.</text:span></text:p>
      <text:p text:style-name="P2"><text:span text:style-name="T12">Sophie Howe, SS no. 161-26-2124</text:span>, <text:span text:style-name="T26">26 March 1949,</text:span> <text:span text:style-name="T5">Application for Account Number (Form SS-5)</text:span>, <text:span text:style-name="T17">Social Security Administration, Baltimore, M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2T17:35:55.429858457</meta:creation-date>
    <dc:date>2020-12-03T18:06:23.046630987</dc:date>
    <meta:editing-duration>PT3H2M26S</meta:editing-duration>
    <meta:editing-cycles>128</meta:editing-cycles>
    <meta:generator>LibreOffice/7.0.3.1$Linux_X86_64 LibreOffice_project/00$Build-1</meta:generator>
    <meta:document-statistic meta:table-count="1" meta:image-count="0" meta:object-count="0" meta:page-count="1" meta:paragraph-count="86" meta:word-count="2116" meta:character-count="13347" meta:non-whitespace-character-count="11341"/>
  </office:meta>
</office:document-meta>
</file>